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b07" officeooo:paragraph-rsid="000e5b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 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4T13:31:18.499361606</meta:creation-date>
    <dc:date>2023-12-04T13:31:45.554656455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6.4.7.2$Linux_X86_64 LibreOffice_project/40$Build-2</meta:generator>
  </office:meta>
</office:document-meta>
</file>